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background-color="transparent"/>
    </style:style>
    <style:style style:name="P2" style:family="paragraph" style:parent-style-name="Text_20_body">
      <style:paragraph-properties fo:margin-left="0cm" fo:margin-right="0cm" fo:text-indent="0cm" style:auto-text-indent="false" style:writing-mode="lr-tb"/>
      <style:text-properties fo:background-color="transparent"/>
    </style:style>
    <style:style style:name="P3" style:family="paragraph" style:parent-style-name="Text_20_body">
      <style:paragraph-properties fo:margin-left="0cm" fo:margin-right="0cm" fo:text-indent="0cm" style:auto-text-indent="false" fo:break-before="page" style:writing-mode="lr-tb"/>
      <style:text-properties fo:background-color="transparent"/>
    </style:style>
    <style:style style:name="P4" style:family="paragraph" style:parent-style-name="Text_20_body">
      <style:paragraph-properties fo:margin-left="0cm" fo:margin-right="0cm" fo:text-indent="1.27cm" style:auto-text-indent="false" style:writing-mode="lr-tb"/>
      <style:text-properties fo:background-color="transparent"/>
    </style:style>
    <style:style style:name="P5" style:family="paragraph" style:parent-style-name="Text_20_body" style:list-style-name="L1">
      <style:paragraph-properties fo:margin-left="0cm" fo:margin-right="0cm" fo:text-indent="0cm" style:auto-text-indent="false" fo:padding="0cm" fo:border="none" style:writing-mode="lr-tb"/>
    </style:style>
    <style:style style:name="P6" style:family="paragraph" style:parent-style-name="Text_20_body">
      <style:paragraph-properties fo:margin-left="0cm" fo:margin-right="0cm" fo:text-indent="1.27cm" style:auto-text-indent="false" style:writing-mode="lr-tb"/>
    </style:style>
    <style:style style:name="T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d9ca6971-7fff-0517-86c1-e1fdfd154df3"/>Existen varios tipos de arquitecturas de software que se utilizan en el diseño y desarrollo de sistemas. Aquí hay algunos ejemplos de arquitecturas de software comunes:</text:p>
      <text:list text:style-name="L1">
        <text:list-item>
          <text:p text:style-name="P5"><text:span text:style-name="T1">Arquitectura Monolítica: Es un enfoque tradicional en el que todo el sistema se desarrolla como una sola unidad. Todas las funcionalidades están interconectadas y ejecutan en un solo proceso. Es simple de implementar, pero puede volverse complejo y difícil de mantener a medida que el sistema crece.</text:span></text:p>
        </text:list-item>
        <text:list-item>
          <text:p text:style-name="P5"><text:span text:style-name="T1">Arquitectura Cliente-Servidor: Se basa en la separación de responsabilidades entre el cliente y el servidor. El cliente solicita servicios o recursos al servidor, que los proporciona y responde a las peticiones. Esta arquitectura permite la escalabilidad y distribución de los componentes del sistema.</text:span></text:p>
        </text:list-item>
        <text:list-item>
          <text:p text:style-name="P5"><text:span text:style-name="T1">Arquitectura de Capas: Organiza el sistema en capas lógicas y separadas, donde cada capa tiene una responsabilidad específica. Las capas se comunican entre sí a través de interfaces bien definidas. Por ejemplo, la arquitectura de tres capas (presentación, lógica de negocio y acceso a datos) es común en aplicaciones empresariales.</text:span></text:p>
        </text:list-item>
        <text:list-item>
          <text:p text:style-name="P5"><text:span text:style-name="T1">Arquitectura Orientada a Servicios (SOA): Se centra en la creación de servicios independientes y reutilizables que se pueden invocar a través de interfaces estándar, generalmente utilizando servicios web. Los servicios se combinan para cumplir con los requisitos de negocio más amplios. SOA fomenta la interoperabilidad y flexibilidad.</text:span></text:p>
        </text:list-item>
        <text:list-item>
          <text:p text:style-name="P5"><text:span text:style-name="T1">Arquitectura basada en Microservicios: Es una evolución de la arquitectura orientada a servicios. Divide el sistema en pequeños servicios independientes y autónomos que se comunican a través de API bien definidas. Cada microservicio se puede desarrollar, implementar y escalar de forma independiente, lo que permite una mayor agilidad y mantenibilidad.</text:span></text:p>
        </text:list-item>
        <text:list-item>
          <text:p text:style-name="P5"><text:span text:style-name="T1">Arquitectura sin Servidor (Serverless): También conocida como arquitectura FaaS (Function-as-a-Service), se enfoca en la ejecución de funciones individuales en la nube sin preocuparse por la infraestructura subyacente. Las funciones se activan en respuesta a eventos y se escalan automáticamente según la demanda.</text:span></text:p>
        </text:list-item>
        <text:list-item>
          <text:p text:style-name="P5"><text:span text:style-name="T1">Arquitectura Event-Driven: Se basa en la generación, detección y reacción a eventos dentro del sistema. Los componentes se comunican a través de eventos, y las acciones se desencadenan en respuesta a esos eventos. Esta arquitectura permite un acoplamiento más débil y una mayor escalabilidad.</text:span></text:p>
        </text:list-item>
        <text:list-item>
          <text:p text:style-name="P5"><text:span text:style-name="T1">Arquitectura en Bus: Utiliza un bus de mensajes para permitir la comunicación entre los componentes del sistema. Los componentes envían y reciben mensajes a través del bus, lo que facilita la integración y la reutilización de los servicios.</text:span></text:p>
        </text:list-item>
        <text:list-item>
          <text:p text:style-name="P5"><text:span text:style-name="T1">Arquitectura Peer-to-Peer (P2P): En este tipo de arquitectura, los nodos o dispositivos en la red actúan tanto como clientes como servidores. No hay un servidor centralizado, y los nodos se comunican y comparten recursos directamente entre sí. Es comúnmente utilizado en aplicaciones de intercambio de archivos y sistemas distribuidos.</text:span></text:p>
        </text:list-item>
        <text:list-item>
          <text:p text:style-name="P5"><text:span text:style-name="T1">Arquitectura basada en Componentes: En esta arquitectura, los sistemas se componen de componentes reutilizables y autocontenidos, que encapsulan su propia lógica y datos. Los componentes se pueden combinar para formar aplicaciones más grandes y complejas.</text:span></text:p>
        </text:list-item>
        <text:list-item>
          <text:p text:style-name="P5"><text:soft-page-break/><text:span text:style-name="T1">Arquitectura de Tuberías y Filtros: Este enfoque divide el sistema en una secuencia de etapas o filtros conectados por tuberías. Cada filtro procesa los datos de entrada y los pasa al siguiente filtro a través de la tubería. Es útil para aplicaciones que implican una transformación o procesamiento secuencial de datos, como el análisis de texto o el procesamiento de imágenes.</text:span></text:p>
        </text:list-item>
        <text:list-item>
          <text:p text:style-name="P5"><text:span text:style-name="T1">Arquitectura Basada en Reglas: En esta arquitectura, se utilizan reglas y motores de reglas para tomar decisiones y ejecutar acciones. Las reglas son declarativas y se utilizan para representar el conocimiento o las políticas del sistema. Es común en sistemas de gestión de reglas empresariales y sistemas expertos.</text:span></text:p>
        </text:list-item>
        <text:list-item>
          <text:p text:style-name="P5"><text:span text:style-name="T1">Arquitectura de Middleware: Se refiere a una capa de software intermedia que proporciona servicios y funcionalidades comunes para las aplicaciones. El middleware facilita la comunicación y la interoperabilidad entre sistemas distribuidos y heterogéneos.</text:span></text:p>
        </text:list-item>
        <text:list-item>
          <text:p text:style-name="P5"><text:span text:style-name="T1">Arquitectura Basada en Eventos y CQRS: Combina la arquitectura orientada a eventos con el patrón CQRS (Command Query Responsibility Segregation). Los eventos se utilizan para comunicar y reaccionar a cambios dentro del sistema, mientras que CQRS separa las operaciones de lectura y escritura en diferentes modelos de datos. Es común en sistemas de alta escalabilidad y rendimiento.</text:span></text:p>
        </text:list-item>
        <text:list-item>
          <text:p text:style-name="P5"><text:span text:style-name="T1">Arquitectura de Inteligencia Artificial (IA): Se centra en el diseño y desarrollo de sistemas que utilizan técnicas de IA, como aprendizaje automático (machine learning), redes neuronales, algoritmos genéticos, entre otros. Esta arquitectura implica la integración de componentes de IA en el sistema para realizar tareas complejas, como reconocimiento de voz, procesamiento de imágenes o recomendaciones personalizadas.</text:span></text:p>
        </text:list-item>
        <text:list-item>
          <text:p text:style-name="P5"><text:span text:style-name="T1">Arquitectura de Microkernel: En este enfoque, el núcleo del sistema contiene solo las funcionalidades básicas, mientras que los servicios y componentes adicionales se ejecutan como procesos separados fuera del núcleo. Esto permite una mayor modularidad y extensibilidad del sistema.</text:span></text:p>
        </text:list-item>
        <text:list-item>
          <text:p text:style-name="P5"><text:span text:style-name="T1">Arquitectura de Proveedor de Servicios (Service Provider): En esta arquitectura, el sistema se compone de un proveedor de servicios centralizado que ofrece funcionalidades y recursos a los clientes. Los clientes utilizan interfaces definidas para acceder a los servicios proporcionados por el proveedor.</text:span></text:p>
        </text:list-item>
        <text:list-item>
          <text:p text:style-name="P5"><text:span text:style-name="T1">Arquitectura de Almacén de Datos (Data Warehouse): Esta arquitectura se utiliza en sistemas de análisis y reportes, donde los datos se extraen, transforman y cargan (ETL) desde múltiples fuentes a un almacén centralizado. Los datos se organizan de manera que sean óptimos para el análisis y la generación de informes.</text:span></text:p>
        </text:list-item>
        <text:list-item>
          <text:p text:style-name="P5"><text:span text:style-name="T1">Arquitectura basada en Contenedores: En este enfoque, las aplicaciones se empacan en contenedores ligeros y portátiles que incluyen todo lo necesario para su ejecución, como el código, las dependencias y la configuración. Los contenedores ofrecen una mayor flexibilidad y reproducibilidad en el despliegue de aplicaciones.</text:span></text:p>
        </text:list-item>
        <text:list-item>
          <text:p text:style-name="P5"><text:span text:style-name="T1">Arquitectura sin Estado (Stateless): En esta arquitectura, el sistema no mantiene ningún estado o información sobre las interacciones anteriores. Cada solicitud se maneja de forma independiente, sin depender de las solicitudes anteriores. Esto permite una mayor escalabilidad y distribución del sistema.</text:span></text:p>
        </text:list-item>
        <text:list-item>
          <text:p text:style-name="P5"><text:soft-page-break/><text:span text:style-name="T1">Arquitectura de Espacios de Nombres (Namespaces): Este enfoque utiliza espacios de nombres para organizar y aislar los componentes y recursos del sistema. Cada espacio de nombres tiene su propio contexto y conjunto de componentes, lo que facilita la modularidad y la gestión del sistema.</text:span></text:p>
        </text:list-item>
        <text:list-item>
          <text:p text:style-name="P5"><text:span text:style-name="T1">Arquitectura de Comunicación Directa (Direct Communication): En esta arquitectura, los componentes del sistema se comunican directamente entre sí sin pasar a través de un intermediario centralizado. Cada componente tiene conocimiento directo de los demás y puede intercambiar información y mensajes de manera eficiente.</text:span></text:p>
        </text:list-item>
        <text:list-item>
          <text:p text:style-name="P5"><text:span text:style-name="T1">Arquitectura de Procesamiento en Lote (Batch Processing): En esta arquitectura, se procesan grandes volúmenes de datos de manera secuencial y en lotes. Los datos se recopilan, procesan y generan resultados en lotes periódicos. Es comúnmente utilizado en aplicaciones de informes, análisis y procesamiento de grandes conjuntos de datos.</text:span></text:p>
        </text:list-item>
        <text:list-item>
          <text:p text:style-name="P5"><text:span text:style-name="T1">Arquitectura de Bus de Servicio (Service Bus): En esta arquitectura, se utiliza un bus de servicios como intermediario para permitir la comunicación y el intercambio de datos entre los componentes del sistema. Los componentes se conectan al bus y pueden enviar y recibir mensajes de forma asincrónica.</text:span></text:p>
        </text:list-item>
        <text:list-item>
          <text:p text:style-name="P5"><text:span text:style-name="T1">Arquitectura de Contenedor (Container-based): En este enfoque, las aplicaciones se dividen en componentes más pequeños y se ejecutan dentro de contenedores. Los contenedores proporcionan un entorno aislado para la ejecución de los componentes, lo que facilita su implementación, escalabilidad y portabilidad.</text:span></text:p>
        </text:list-item>
        <text:list-item>
          <text:p text:style-name="P5"><text:span text:style-name="T1">Arquitectura de Streaming: En esta arquitectura, los datos se procesan y se transmiten en tiempo real a medida que se generan. Se utiliza en casos donde la baja latencia y el procesamiento continuo de datos son fundamentales, como en aplicaciones de transmisión de video, análisis de datos en tiempo real y sistemas de monitorización.</text:span></text:p>
        </text:list-item>
        <text:list-item>
          <text:p text:style-name="P5"><text:span text:style-name="T1">Arquitectura Basada en Reglas de Negocio: En este enfoque, se utiliza un motor de reglas para modelar y ejecutar las reglas de negocio del sistema. El motor de reglas permite la gestión y el control centralizado de las reglas, lo que facilita la adaptabilidad y la flexibilidad del sistema ante cambios en las reglas empresariales.</text:span></text:p>
        </text:list-item>
        <text:list-item>
          <text:p text:style-name="P5"><text:span text:style-name="T1">Arquitectura Basada en Grafos: En esta arquitectura, los datos se representan y se almacenan en forma de grafo, donde los nodos representan entidades y las aristas representan relaciones entre ellas. Es comúnmente utilizado en sistemas de recomendación, redes sociales, análisis de redes y motores de búsqueda.</text:span></text:p>
        </text:list-item>
        <text:list-item>
          <text:p text:style-name="P5"><text:span text:style-name="T1">Arquitectura de Autoescalado (Autoscaling): Esta arquitectura permite que la infraestructura del sistema se ajuste automáticamente según las demandas de carga de trabajo. El sistema puede escalar hacia arriba o hacia abajo, añadiendo o reduciendo recursos según sea necesario, para mantener un rendimiento óptimo y una alta disponibilidad.</text:span></text:p>
        </text:list-item>
        <text:list-item>
          <text:p text:style-name="P5"><text:span text:style-name="T1">Arquitectura de Código Abierto (Open Source): En esta arquitectura, el software se desarrolla y se distribuye bajo una licencia de código abierto. Permite a los usuarios acceder, modificar y redistribuir el código fuente del software. Es comúnmente utilizado en proyectos comunitarios y colaborativos.</text:span></text:p>
        </text:list-item>
        <text:list-item>
          <text:p text:style-name="P5"><text:soft-page-break/><text:span text:style-name="T1">Arquitectura de Federación: En esta arquitectura, sistemas independientes y autónomos se unen para formar una federación, donde cada sistema mantiene su propia base de datos y lógica empresarial. Se utilizan interfaces y protocolos estándar para permitir la interoperabilidad entre los sistemas federados.</text:span></text:p>
        </text:list-item>
        <text:list-item>
          <text:p text:style-name="P5"><text:span text:style-name="T1">Arquitectura In-Memory: En este enfoque, los datos se almacenan y se acceden en memoria principal (RAM) en lugar de utilizar sistemas de almacenamiento tradicionales como bases de datos en disco. Esto proporciona un acceso más rápido a los datos y es común en aplicaciones que requieren un rendimiento extremadamente rápido, como las aplicaciones financieras y de comercio en línea.</text:span></text:p>
        </text:list-item>
        <text:list-item>
          <text:p text:style-name="P5"><text:span text:style-name="T1">Arquitectura de Big Data: Esta arquitectura se utiliza en sistemas que manejan grandes volúmenes de datos, conocidos como "Big Data". Se basa en tecnologías y plataformas especializadas que permiten el procesamiento, almacenamiento y análisis eficientes de datos masivos.</text:span></text:p>
        </text:list-item>
        <text:list-item>
          <text:p text:style-name="P5"><text:span text:style-name="T1">Arquitectura de Realidad Virtual (VR): En esta arquitectura, se desarrollan sistemas que ofrecen experiencias inmersivas en entornos virtuales. Involucra el uso de dispositivos de visualización, seguimiento de movimiento y procesamiento de gráficos avanzados para crear entornos virtuales interactivos.</text:span></text:p>
        </text:list-item>
        <text:list-item>
          <text:p text:style-name="P5"><text:span text:style-name="T1">Arquitectura basada en Inteligencia Artificial Distribuida (Distributed AI): En este enfoque, la inteligencia artificial se distribuye y se ejecuta en múltiples nodos o dispositivos en lugar de estar centralizada en un único sistema. Permite la colaboración y el procesamiento distribuido de tareas de inteligencia artificial, lo que facilita la escalabilidad y el rendimiento.</text:span></text:p>
        </text:list-item>
        <text:list-item>
          <text:p text:style-name="P5"><text:span text:style-name="T1">Arquitectura sin Conexión (Offline): En esta arquitectura, las aplicaciones se diseñan para funcionar sin una conexión constante a Internet o a una red. Los datos y funcionalidades se almacenan localmente en el dispositivo y se sincronizan con los servicios en línea cuando hay conexión disponible. Es común en aplicaciones móviles y de escritorio que necesitan funcionar en entornos sin conexión.</text:span></text:p>
        </text:list-item>
        <text:list-item>
          <text:p text:style-name="P5"><text:span text:style-name="T1">Arquitectura de Microservicios (Microservices): En esta arquitectura, una aplicación se divide en servicios independientes y autónomos que se comunican entre sí a través de interfaces bien definidas. Cada servicio se enfoca en una función específica y puede ser desarrollado, desplegado y escalado de forma independiente. Es común en entornos de desarrollo ágil y escalabilidad horizontal.</text:span></text:p>
        </text:list-item>
        <text:list-item>
          <text:p text:style-name="P5"><text:span text:style-name="T1">Arquitectura de Contenedorización (Containerization): En este enfoque, las aplicaciones se encapsulan en contenedores ligeros y portátiles que contienen todo lo necesario para su ejecución, incluyendo el código, las dependencias y la configuración. Los contenedores proporcionan un entorno consistente y reproducible, lo que facilita la implementación y el despliegue en diferentes entornos.</text:span></text:p>
        </text:list-item>
        <text:list-item>
          <text:p text:style-name="P5"><text:span text:style-name="T1">Arquitectura de Despliegue Continuo (Continuous Deployment): En esta arquitectura, los cambios en el código se implementan y despliegan automáticamente en producción de forma frecuente y continua. Se utilizan prácticas como integración continua, pruebas automatizadas y despliegue automatizado para permitir una entrega rápida y confiable de software.</text:span></text:p>
        </text:list-item>
        <text:list-item>
          <text:p text:style-name="P5"><text:soft-page-break/><text:span text:style-name="T1">Arquitectura sin Servidor (Serverless): En este enfoque, la infraestructura subyacente necesaria para ejecutar las aplicaciones se gestiona automáticamente por el proveedor de servicios en la nube. Los desarrolladores solo se centran en escribir y desplegar el código de la aplicación, sin preocuparse por la administración de servidores o la escala de recursos.</text:span></text:p>
        </text:list-item>
        <text:list-item>
          <text:p text:style-name="P5"><text:span text:style-name="T1">Arquitectura Orientada a Eventos (Event-driven): En esta arquitectura, los componentes del sistema interactúan y responden a eventos que ocurren dentro o fuera del sistema. Los eventos pueden ser notificaciones, cambios de estado, acciones del usuario, entre otros. Los componentes se comunican de manera asincrónica a través de eventos, lo que permite la escalabilidad y la adaptabilidad del sistema.</text:span></text:p>
        </text:list-item>
        <text:list-item>
          <text:p text:style-name="P5"><text:span text:style-name="T1">Arquitectura de Malla de Servicios (Service Mesh): En este enfoque, se utiliza una capa de malla de servicios para gestionar y controlar la comunicación entre los servicios de una aplicación distribuida. La malla de servicios ofrece funcionalidades como descubrimiento de servicios, seguridad, monitorización y manejo de errores de manera centralizada.</text:span></text:p>
        </text:list-item>
        <text:list-item>
          <text:p text:style-name="P5"><text:span text:style-name="T1">Arquitectura Basada en API (API-based): En esta arquitectura, los servicios y componentes se exponen a través de interfaces de programación de aplicaciones (API) bien definidas. Las API permiten la comunicación y la interoperabilidad entre diferentes sistemas y aplicaciones, lo que facilita la integración y la creación de ecosistemas de software.</text:span></text:p>
        </text:list-item>
        <text:list-item>
          <text:p text:style-name="P5"><text:span text:style-name="T1">Arquitectura de Capas (Layered): En esta arquitectura, los componentes del sistema se organizan en capas horizontales, donde cada capa tiene una responsabilidad específica. Las capas se comunican entre sí a través de interfaces bien definidas, lo que permite la separación de preocupaciones y facilita el mantenimiento y la evolución del sistema.</text:span></text:p>
        </text:list-item>
        <text:list-item>
          <text:p text:style-name="P5"><text:span text:style-name="T1">Arquitectura de Publicación/Suscripción (Publish/Subscribe): En este enfoque, los componentes del sistema se comunican a través de un mecanismo de publicación y suscripción. Los componentes publican eventos o mensajes, y otros componentes interesados se suscriben a ellos para recibir las notificaciones. Es comúnmente utilizado en sistemas de mensajería y aplicaciones de flujo de datos.</text:span></text:p>
        </text:list-item>
        <text:list-item>
          <text:p text:style-name="P5"><text:span text:style-name="T1">Arquitectura de Procesamiento en Tiempo Real (Real-time Processing): En esta arquitectura, los datos se procesan y se responden en tiempo real, lo que implica un procesamiento rápido y en tiempo cercano a la ocurrencia del evento. Se utiliza en aplicaciones que requieren respuestas inmediatas, como sistemas de transacciones financieras, sistemas de control de procesos y aplicaciones de monitoreo en tiempo real.</text:span></text:p>
        </text:list-item>
        <text:list-item>
          <text:p text:style-name="P5"><text:span text:style-name="T1">Arquitectura de Modelo-Vista-Controlador (Model-View-Controller, MVC): En este patrón arquitectónico, la lógica de negocio, la presentación y la interacción del usuario se dividen en tres componentes principales: el modelo (que representa los datos y la lógica), la vista (que muestra la interfaz de usuario) y el controlador (que maneja las interacciones y coordina el flujo de datos). Es comúnmente utilizado en aplicaciones web y de escritorio.</text:span></text:p>
        </text:list-item>
        <text:list-item>
          <text:p text:style-name="P5"><text:span text:style-name="T1">Arquitectura de Agente (Agent-based): En esta arquitectura, el sistema se compone de agentes autónomos que pueden tomar decisiones y realizar acciones de forma independiente. Los agentes pueden comunicarse entre sí y colaborar para lograr objetivos comunes. Es comúnmente utilizado en sistemas de inteligencia artificial distribuida y sistemas multiagente.</text:span></text:p>
        </text:list-item>
        <text:list-item>
          <text:p text:style-name="P5"><text:soft-page-break/><text:span text:style-name="T1">Arquitectura de Computación en la Nube (Cloud Computing): En este enfoque, los recursos y servicios de TI se entregan a través de internet bajo demanda. Los usuarios pueden acceder y utilizar servicios como almacenamiento, procesamiento y aplicaciones sin la necesidad de poseer o administrar infraestructuras físicas. Es comúnmente utilizado para escalar y gestionar aplicaciones de forma flexible.</text:span></text:p>
        </text:list-item>
        <text:list-item>
          <text:p text:style-name="P5"><text:span text:style-name="T1">Arquitectura de Internet de las Cosas (Internet of Things, IoT): En esta arquitectura, dispositivos físicos o "cosas" se conectan a internet y se comunican entre sí para intercambiar datos y realizar acciones. Los dispositivos pueden interactuar con aplicaciones y servicios en la nube, lo que permite la automatización y la inteligencia en entornos como hogares inteligentes, ciudades inteligentes y aplicaciones industriales.</text:span></text:p>
        </text:list-item>
      </text:list>
      <text:p text:style-name="P2">Estos son solo algunos ejemplos de arquitecturas de software. Cada una tiene sus propias características, ventajas y desafíos, y la elección de una arquitectura depende de los requisitos del sistema, la escalabilidad, la flexibilidad y otros factores relevantes.</text:p>
      <text:p text:style-name="Standard"/>
      <text:p text:style-name="P3"><text:bookmark text:name="docs-internal-guid-246d65f2-7fff-2745-edaa-01f042880e08"/>Que es una arquitectura software</text:p>
      <text:p text:style-name="Text_20_body"/>
      <text:p text:style-name="P2">Definición de Arquitectura de Software:</text:p>
      <text:p text:style-name="P2">La arquitectura de software se refiere a la estructura fundamental y la organización de un sistema de software. Define la manera en que los componentes del software interactúan y se comunican entre sí, así como las decisiones sobre la distribución de responsabilidades y la organización del código. Una arquitectura sólida ayuda a lograr la modularidad, la reusabilidad y la mantenibilidad del sistema.</text:p>
      <text:p text:style-name="Standard"><text:bookmark text:name="docs-internal-guid-2ef21d8c-7fff-d03d-1ea1-abcb55cf5935"/></text:p>
      <text:p text:style-name="P6"><text:span text:style-name="T1">Pilares </text:span></text:p>
      <text:p text:style-name="P6"><text:span text:style-name="T1">Modularidad</text:span></text:p>
      <text:p text:style-name="P4">Reusabilidad</text:p>
      <text:p text:style-name="P4">Mantenibilidad del sistema</text:p>
      <text:p text:style-name="Standard"/>
      <text:p text:style-name="Standard"/>
      <text:p text:style-name="P1"><text:bookmark text:name="docs-internal-guid-a707eaad-7fff-60c6-80ea-86810d939150"/>Necesidad de una base sólida que permite un crecimiento estable y una evolución eficiente del sistema con el tiempo.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20:55:10.641200755</meta:creation-date>
    <dc:date>2023-09-27T20:57:02.413843943</dc:date>
    <meta:editing-duration>PT1M52S</meta:editing-duration>
    <meta:editing-cycles>1</meta:editing-cycles>
    <meta:document-statistic meta:table-count="0" meta:image-count="0" meta:object-count="0" meta:page-count="7" meta:paragraph-count="60" meta:word-count="2644" meta:character-count="18113" meta:non-whitespace-character-count="15577"/>
    <meta:generator>LibreOffice/7.6.2.1$Linux_X86_64 LibreOffice_project/60$Build-1</meta:generator>
  </office:meta>
</office:document-meta>
</file>